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4.323cm"/>
    </style:style>
    <style:style style:name="co4" style:family="table-column">
      <style:table-column-properties fo:break-before="auto" style:column-width="3.47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397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1.824cm"/>
    </style:style>
    <style:style style:name="co10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2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number-columns-repeated="4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10" table:default-cell-style-name="ce6"/>
        <table:table-column table:style-name="co1" table:number-columns-repeated="244" table:default-cell-style-name="ce6"/>
        <table:table-column table:style-name="co1" table:number-columns-repeated="1612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1_id</text:p>
          </table:table-cell>
          <table:table-cell table:style-name="ce1" office:value-type="string" calcext:value-type="string">
            <text:p>nationality2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1</text:p>
          </table:table-cell>
          <table:table-cell table:style-name="ce1" office:value-type="string" calcext:value-type="string">
            <text:p>flag2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Gaetan</text:p>
          </table:table-cell>
          <table:table-cell table:style-name="ce4" office:value-type="string" calcext:value-type="string">
            <text:p>Barlo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athieu</text:p>
          </table:table-cell>
          <table:table-cell table:style-name="ce4" office:value-type="string" calcext:value-type="string">
            <text:p>Bastareaud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Brau-Boiri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Laurent</text:p>
          </table:table-cell>
          <table:table-cell table:style-name="ce4" office:value-type="string" calcext:value-type="string">
            <text:p>Cabann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Capil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Cyril</text:p>
          </table:table-cell>
          <table:table-cell table:style-name="ce4" office:value-type="string" calcext:value-type="string">
            <text:p>Cazeau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3" office:value-type="string" calcext:value-type="string">
            <text:p>Damien</text:p>
          </table:table-cell>
          <table:table-cell table:style-name="ce16" office:value-type="string" calcext:value-type="string">
            <text:p>Choul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ramon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Debat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Drean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96" calcext:value-type="float">
            <text:p>19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BZH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Baptiste</text:p>
          </table:table-cell>
          <table:table-cell table:style-name="ce4" office:value-type="string" calcext:value-type="string">
            <text:p>Erdoci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Kalvin</text:p>
          </table:table-cell>
          <table:table-cell table:style-name="ce4" office:value-type="string" calcext:value-type="string">
            <text:p>Gourgu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Grandidier-Nkanang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Baptiste</text:p>
          </table:table-cell>
          <table:table-cell table:style-name="ce4" office:value-type="string" calcext:value-type="string">
            <text:p>Jaunea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3" office:value-type="string" calcext:value-type="string">
            <text:p>Thomas</text:p>
          </table:table-cell>
          <table:table-cell table:style-name="ce16" office:value-type="string" calcext:value-type="string">
            <text:p>Laclay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Lamoth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96" calcext:value-type="float">
            <text:p>19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BZH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office:value-type="string" calcext:value-type="string">
            <text:p>Jimi</text:p>
          </table:table-cell>
          <table:table-cell office:value-type="string" calcext:value-type="string">
            <text:p>Maximi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Montag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string" calcext:value-type="string">
            <text:p>Ne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Rodrigue</text:p>
          </table:table-cell>
          <table:table-cell table:style-name="ce4" office:value-type="string" calcext:value-type="string">
            <text:p>Net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office:value-type="string" calcext:value-type="string">
            <text:p>Lenni</text:p>
          </table:table-cell>
          <table:table-cell office:value-type="string" calcext:value-type="string">
            <text:p>Nouch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office:value-type="string" calcext:value-type="string">
            <text:p>Ugo</text:p>
          </table:table-cell>
          <table:table-cell office:value-type="string" calcext:value-type="string">
            <text:p>Seune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2" table:style-name="ce4" office:value-type="float" office:value="39" calcext:value-type="float">
            <text:p>3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Graeme</text:p>
          </table:table-cell>
          <table:table-cell office:value-type="string" calcext:value-type="string">
            <text:p>Bachop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o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19" office:value-type="string" calcext:value-type="string">
            <text:p>Leroy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Darr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19" office:value-type="string" calcext:value-type="string">
            <text:p>Andy</text:p>
          </table:table-cell>
          <table:table-cell table:style-name="ce19" office:value-type="string" calcext:value-type="string">
            <text:p>Elli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Samipeni</text:p>
          </table:table-cell>
          <table:table-cell office:value-type="string" calcext:value-type="string">
            <text:p>Fina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ox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Marty</text:p>
          </table:table-cell>
          <table:table-cell table:style-name="ce19" office:value-type="string" calcext:value-type="string">
            <text:p>Hola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Hotham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a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Du<text:span text:style-name="T1">'Plessis</text:span></text:p>
          </table:table-cell>
          <table:table-cell office:value-type="string" calcext:value-type="string">
            <text:p>Kirif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aka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Lars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L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19" office:value-type="string" calcext:value-type="string">
            <text:p>Norm</text:p>
          </table:table-cell>
          <table:table-cell table:style-name="ce19" office:value-type="string" calcext:value-type="string">
            <text:p>Max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McDow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Simon</text:p>
          </table:table-cell>
          <table:table-cell table:style-name="ce19" office:value-type="string" calcext:value-type="string">
            <text:p>Park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rocto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Shelf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7" calcext:value-type="float">
            <text:p>307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8" calcext:value-type="float">
            <text:p>308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9" calcext:value-type="float">
            <text:p>309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0" calcext:value-type="float">
            <text:p>310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1" calcext:value-type="float">
            <text:p>311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2" calcext:value-type="float">
            <text:p>312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3" calcext:value-type="float">
            <text:p>313</text:p>
          </table:table-cell>
          <table:table-cell office:value-type="string" calcext:value-type="string">
            <text:p>Hoskins</text:p>
          </table:table-cell>
          <table:table-cell office:value-type="string" calcext:value-type="string">
            <text:p>Sotu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4" calcext:value-type="float">
            <text:p>314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5" calcext:value-type="float">
            <text:p>315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6" calcext:value-type="float">
            <text:p>316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7" calcext:value-type="float">
            <text:p>317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8" calcext:value-type="float">
            <text:p>31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9" calcext:value-type="float">
            <text:p>319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0" calcext:value-type="float">
            <text:p>320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1" calcext:value-type="float">
            <text:p>321</text:p>
          </table:table-cell>
          <table:table-cell office:value-type="string" calcext:value-type="string">
            <text:p>Neemia</text:p>
          </table:table-cell>
          <table:table-cell office:value-type="string" calcext:value-type="string">
            <text:p>Tialat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2" calcext:value-type="float">
            <text:p>3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i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3" calcext:value-type="float">
            <text:p>323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4" calcext:value-type="float">
            <text:p>324</text:p>
          </table:table-cell>
          <table:table-cell office:value-type="string" calcext:value-type="string">
            <text:p>Pasilio</text:p>
          </table:table-cell>
          <table:table-cell office:value-type="string" calcext:value-type="string">
            <text:p>Tos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5" calcext:value-type="float">
            <text:p>325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6" calcext:value-type="float">
            <text:p>326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7" calcext:value-type="float">
            <text:p>327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Tupa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8" calcext:value-type="float">
            <text:p>328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9" calcext:value-type="float">
            <text:p>329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0" calcext:value-type="float">
            <text:p>330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2" calcext:value-type="float">
            <text:p>33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3" calcext:value-type="float">
            <text:p>333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4" calcext:value-type="float">
            <text:p>334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5" calcext:value-type="float">
            <text:p>335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6" calcext:value-type="float">
            <text:p>336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7" calcext:value-type="float">
            <text:p>337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8" calcext:value-type="float">
            <text:p>338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Wrigh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Ala'alato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lexand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Berrick</text:p>
          </table:table-cell>
          <table:table-cell office:value-type="string" calcext:value-type="string">
            <text:p>Barn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5"/>
          <table:table-cell table:number-columns-repeated="237"/>
          <table:table-cell table:style-name="Default" table:number-columns-repeated="16120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Canham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3" calcext:value-type="float">
            <text:p>18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table:style-name="ce19" office:value-type="string" calcext:value-type="string">
            <text:p>Brendan</text:p>
          </table:table-cell>
          <table:table-cell table:style-name="ce19" office:value-type="string" calcext:value-type="string">
            <text:p>Cann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Champion de Crespigny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oleman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TGA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Tony</text:p>
          </table:table-cell>
          <table:table-cell table:style-name="ce19" office:value-type="string" calcext:value-type="string">
            <text:p>Dal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office:value-type="string" calcext:value-type="string">
            <text:p>Filipo</text:p>
          </table:table-cell>
          <table:table-cell office:value-type="string" calcext:value-type="string">
            <text:p>Daugunu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Dunning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Tane</text:p>
          </table:table-cell>
          <table:table-cell office:value-type="string" calcext:value-type="string">
            <text:p>Edmed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aessl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Folau</text:p>
          </table:table-cell>
          <table:table-cell office:value-type="string" calcext:value-type="string">
            <text:p>Fainga'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30" calcext:value-type="float">
            <text:p>430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Flook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A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Langi</text:p>
          </table:table-cell>
          <table:table-cell office:value-type="string" calcext:value-type="string">
            <text:p>Glee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Gord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Gordo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Haylett-Pett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Reece</text:p>
          </table:table-cell>
          <table:table-cell table:style-name="ce19" office:value-type="string" calcext:value-type="string">
            <text:p>Hodg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Ikit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Digby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orgense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Kellawa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63" calcext:value-type="float">
            <text:p>463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64" calcext:value-type="float">
            <text:p>464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Leot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Lonerga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yo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73" calcext:value-type="float">
            <text:p>473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McCa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office:value-type="string" calcext:value-type="string">
            <text:p>Ewen</text:p>
          </table:table-cell>
          <table:table-cell office:value-type="string" calcext:value-type="string">
            <text:p>McKenzi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Nasser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9" office:value-type="string" calcext:value-type="string">
            <text:p>Zane</text:p>
          </table:table-cell>
          <table:table-cell table:style-name="ce19" office:value-type="string" calcext:value-type="string">
            <text:p>Nonggor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6" calcext:value-type="float">
            <text:p>486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7" calcext:value-type="float">
            <text:p>48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8" calcext:value-type="float">
            <text:p>488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9" calcext:value-type="float">
            <text:p>489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0" calcext:value-type="float">
            <text:p>49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aisam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1" calcext:value-type="float">
            <text:p>491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2" calcext:value-type="float">
            <text:p>492</text:p>
          </table:table-cell>
          <table:table-cell table:style-name="ce19" office:value-type="string" calcext:value-type="string">
            <text:p>Jeremy</text:p>
          </table:table-cell>
          <table:table-cell table:style-name="ce19" office:value-type="string" calcext:value-type="string">
            <text:p>Pau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3" calcext:value-type="float">
            <text:p>493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4" calcext:value-type="float">
            <text:p>494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Philip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1" calcext:value-type="float">
            <text:p>111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5" calcext:value-type="float">
            <text:p>49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6" calcext:value-type="float">
            <text:p>496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Pietsch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7" calcext:value-type="float">
            <text:p>49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8" calcext:value-type="float">
            <text:p>498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9" calcext:value-type="float">
            <text:p>499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ollar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0" calcext:value-type="float">
            <text:p>500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1" calcext:value-type="float">
            <text:p>50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2" calcext:value-type="float">
            <text:p>50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3" calcext:value-type="float">
            <text:p>50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4" calcext:value-type="float">
            <text:p>504</text:p>
          </table:table-cell>
          <table:table-cell office:value-type="string" calcext:value-type="string">
            <text:p>Benn</text:p>
          </table:table-cell>
          <table:table-cell office:value-type="string" calcext:value-type="string">
            <text:p>Robin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5" calcext:value-type="float">
            <text:p>505</text:p>
          </table:table-cell>
          <table:table-cell office:value-type="string" calcext:value-type="string">
            <text:p>Izack</text:p>
          </table:table-cell>
          <table:table-cell office:value-type="string" calcext:value-type="string">
            <text:p>Rodd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6" calcext:value-type="float">
            <text:p>50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7" calcext:value-type="float">
            <text:p>507</text:p>
          </table:table-cell>
          <table:table-cell table:style-name="ce19" office:value-type="string" calcext:value-type="string">
            <text:p>Mat</text:p>
          </table:table-cell>
          <table:table-cell table:style-name="ce19" office:value-type="string" calcext:value-type="string">
            <text:p>Roger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8" calcext:value-type="float">
            <text:p>508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Ross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9" calcext:value-type="float">
            <text:p>509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510" calcext:value-type="float">
            <text:p>510</text:p>
          </table:table-cell>
          <table:table-cell office:value-type="string" calcext:value-type="string">
            <text:p>Lukhan</text:p>
          </table:table-cell>
          <table:table-cell office:value-type="string" calcext:value-type="string">
            <text:p>Salakaia-Lot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1" calcext:value-type="float">
            <text:p>511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2" calcext:value-type="float">
            <text:p>512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3" calcext:value-type="float">
            <text:p>513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4" calcext:value-type="float">
            <text:p>51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SAM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5" calcext:value-type="float">
            <text:p>515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6" calcext:value-type="float">
            <text:p>5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7" calcext:value-type="float">
            <text:p>517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8" calcext:value-type="float">
            <text:p>518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9" calcext:value-type="float">
            <text:p>519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Stewart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0" calcext:value-type="float">
            <text:p>5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1" calcext:value-type="float">
            <text:p>521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Swai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2" calcext:value-type="float">
            <text:p>522</text:p>
          </table:table-cell>
          <table:table-cell office:value-type="string" calcext:value-type="string">
            <text:p>Kalani</text:p>
          </table:table-cell>
          <table:table-cell office:value-type="string" calcext:value-type="string">
            <text:p>Thomas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3" calcext:value-type="float">
            <text:p>52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Tizzan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4" calcext:value-type="float">
            <text:p>524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5" calcext:value-type="float">
            <text:p>525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6" calcext:value-type="float">
            <text:p>526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Toole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7" calcext:value-type="float">
            <text:p>52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8" calcext:value-type="float">
            <text:p>528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9" calcext:value-type="float">
            <text:p>529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0" calcext:value-type="float">
            <text:p>53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1" calcext:value-type="float">
            <text:p>531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2" calcext:value-type="float">
            <text:p>532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Waug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3" calcext:value-type="float">
            <text:p>53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4" calcext:value-type="float">
            <text:p>534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5" calcext:value-type="float">
            <text:p>53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6" calcext:value-type="float">
            <text:p>536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7" calcext:value-type="float">
            <text:p>53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8" calcext:value-type="float">
            <text:p>538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Young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4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Dalto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Deon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Johan</text:p>
          </table:table-cell>
          <table:table-cell table:style-name="ce16" office:value-type="string" calcext:value-type="string">
            <text:p>Grobbel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Bathobele</text:p>
          </table:table-cell>
          <table:table-cell table:style-name="ce16" office:value-type="string" calcext:value-type="string">
            <text:p>Hlekan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Hooker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Houga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Herschel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Ricky</text:p>
          </table:table-cell>
          <table:table-cell table:style-name="ce16" office:value-type="string" calcext:value-type="string">
            <text:p>Janua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9" calcext:value-type="float">
            <text:p>639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0" calcext:value-type="float">
            <text:p>640</text:p>
          </table:table-cell>
          <table:table-cell table:style-name="ce16" office:value-type="string" calcext:value-type="string">
            <text:p>Corne</text:p>
          </table:table-cell>
          <table:table-cell table:style-name="ce16" office:value-type="string" calcext:value-type="string">
            <text:p>Krig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Z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1" calcext:value-type="float">
            <text:p>641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2" calcext:value-type="float">
            <text:p>642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3" calcext:value-type="float">
            <text:p>643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4" calcext:value-type="float">
            <text:p>644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5" calcext:value-type="float">
            <text:p>645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6" calcext:value-type="float">
            <text:p>646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7" calcext:value-type="float">
            <text:p>647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Louw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8" calcext:value-type="float">
            <text:p>648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9" calcext:value-type="float">
            <text:p>649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0" calcext:value-type="float">
            <text:p>650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1" calcext:value-type="float">
            <text:p>651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2" calcext:value-type="float">
            <text:p>652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3" calcext:value-type="float">
            <text:p>653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4" calcext:value-type="float">
            <text:p>654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5" calcext:value-type="float">
            <text:p>655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6" calcext:value-type="float">
            <text:p>656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92" calcext:value-type="float">
            <text:p>19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7" calcext:value-type="float">
            <text:p>657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8" calcext:value-type="float">
            <text:p>658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Nortj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9" calcext:value-type="float">
            <text:p>659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0" calcext:value-type="float">
            <text:p>660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1" calcext:value-type="float">
            <text:p>661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2" calcext:value-type="float">
            <text:p>662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3" calcext:value-type="float">
            <text:p>663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4" calcext:value-type="float">
            <text:p>664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5" calcext:value-type="float">
            <text:p>665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6" calcext:value-type="float">
            <text:p>666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7" calcext:value-type="float">
            <text:p>667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8" calcext:value-type="float">
            <text:p>668</text:p>
          </table:table-cell>
          <table:table-cell table:style-name="ce16" office:value-type="string" calcext:value-type="string">
            <text:p>Danie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9" calcext:value-type="float">
            <text:p>669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0" calcext:value-type="float">
            <text:p>670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1" calcext:value-type="float">
            <text:p>671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92" calcext:value-type="float">
            <text:p>19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2" calcext:value-type="float">
            <text:p>672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Small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3" calcext:value-type="float">
            <text:p>673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4" calcext:value-type="float">
            <text:p>674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5" calcext:value-type="float">
            <text:p>675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6" calcext:value-type="float">
            <text:p>676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7" calcext:value-type="float">
            <text:p>677</text:p>
          </table:table-cell>
          <table:table-cell table:style-name="ce16" office:value-type="string" calcext:value-type="string">
            <text:p>Gerhard</text:p>
          </table:table-cell>
          <table:table-cell table:style-name="ce16" office:value-type="string" calcext:value-type="string">
            <text:p>Steenekamp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8" calcext:value-type="float">
            <text:p>678</text:p>
          </table:table-cell>
          <table:table-cell table:style-name="ce16" office:value-type="string" calcext:value-type="string">
            <text:p>Gurthro</text:p>
          </table:table-cell>
          <table:table-cell table:style-name="ce16" office:value-type="string" calcext:value-type="string">
            <text:p>Steenkamp</text:p>
          </table:table-cell>
          <table:table-cell table:style-name="ce16" office:value-type="float" office:value="158" calcext:value-type="float">
            <text:p>15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string" calcext:value-type="string">
            <text:p>RSA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9" calcext:value-type="float">
            <text:p>679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0" calcext:value-type="float">
            <text:p>680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1" calcext:value-type="float">
            <text:p>681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2" calcext:value-type="float">
            <text:p>682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3" calcext:value-type="float">
            <text:p>683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92" calcext:value-type="float">
            <text:p>19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4" calcext:value-type="float">
            <text:p>684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5" calcext:value-type="float">
            <text:p>685</text:p>
          </table:table-cell>
          <table:table-cell office:value-type="string" calcext:value-type="string">
            <text:p>Morne</text:p>
          </table:table-cell>
          <table:table-cell office:value-type="string" calcext:value-type="string">
            <text:p>Van Den Berg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6" calcext:value-type="float">
            <text:p>686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7" calcext:value-type="float">
            <text:p>687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8" calcext:value-type="float">
            <text:p>68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9" calcext:value-type="float">
            <text:p>689</text:p>
          </table:table-cell>
          <table:table-cell table:style-name="ce16" office:value-type="string" calcext:value-type="string">
            <text:p>Marco</text:p>
          </table:table-cell>
          <table:table-cell table:style-name="ce16" office:value-type="string" calcext:value-type="string">
            <text:p>Van Stad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0" calcext:value-type="float">
            <text:p>690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1" calcext:value-type="float">
            <text:p>691</text:p>
          </table:table-cell>
          <table:table-cell office:value-type="string" calcext:value-type="string">
            <text:p>Boan</text:p>
          </table:table-cell>
          <table:table-cell office:value-type="string" calcext:value-type="string">
            <text:p>Venter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2" calcext:value-type="float">
            <text:p>692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3" calcext:value-type="float">
            <text:p>693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4" calcext:value-type="float">
            <text:p>694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5" calcext:value-type="float">
            <text:p>695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6" calcext:value-type="float">
            <text:p>696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HK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Baylis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Cherr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Cumm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Den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Dob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Bruce</text:p>
          </table:table-cell>
          <table:table-cell table:style-name="ce16" office:value-type="string" calcext:value-type="string">
            <text:p>Dougla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Gilchris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Jim</text:p>
          </table:table-cell>
          <table:table-cell table:style-name="ce16" office:value-type="string" calcext:value-type="string">
            <text:p>Ham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Harri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office:value-type="string" calcext:value-type="string">
            <text:p>Paddy</text:p>
          </table:table-cell>
          <table:table-cell office:value-type="string" calcext:value-type="string">
            <text:p>Ha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Hu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7" calcext:value-type="float">
            <text:p>67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Hutch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Ker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Law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sibaka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cBe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tafford</text:p>
          </table:table-cell>
          <table:table-cell table:style-name="ce16" office:value-type="string" calcext:value-type="string">
            <text:p>McDow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McInall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Millar-Mill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HK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Euan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6" calcext:value-type="float">
            <text:p>866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7" calcext:value-type="float">
            <text:p>867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Onyeama-Chris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8" calcext:value-type="float">
            <text:p>86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9" calcext:value-type="float">
            <text:p>8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0" calcext:value-type="float">
            <text:p>870</text:p>
          </table:table-cell>
          <table:table-cell table:style-name="ce16" office:value-type="string" calcext:value-type="string">
            <text:p>Jon</text:p>
          </table:table-cell>
          <table:table-cell table:style-name="ce16" office:value-type="string" calcext:value-type="string">
            <text:p>Petr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1" calcext:value-type="float">
            <text:p>871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2" calcext:value-type="float">
            <text:p>872</text:p>
          </table:table-cell>
          <table:table-cell table:style-name="ce16" office:value-type="string" calcext:value-type="string">
            <text:p>D<text:span text:style-name="T1">'Arcy</text:span></text:p>
          </table:table-cell>
          <table:table-cell table:style-name="ce16" office:value-type="string" calcext:value-type="string">
            <text:p>Ra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3" calcext:value-type="float">
            <text:p>873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4" calcext:value-type="float">
            <text:p>874</text:p>
          </table:table-cell>
          <table:table-cell office:value-type="string" calcext:value-type="string">
            <text:p>Arron</text:p>
          </table:table-cell>
          <table:table-cell office:value-type="string" calcext:value-type="string">
            <text:p>Ree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5" calcext:value-type="float">
            <text:p>875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Rei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6" calcext:value-type="float">
            <text:p>87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7" calcext:value-type="float">
            <text:p>877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Ro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8" calcext:value-type="float">
            <text:p>87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9" calcext:value-type="float">
            <text:p>87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Samu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0" calcext:value-type="float">
            <text:p>880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1" calcext:value-type="float">
            <text:p>881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2" calcext:value-type="float">
            <text:p>882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3" calcext:value-type="float">
            <text:p>88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4" calcext:value-type="float">
            <text:p>884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5" calcext:value-type="float">
            <text:p>885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6" calcext:value-type="float">
            <text:p>886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7" calcext:value-type="float">
            <text:p>887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tey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8" calcext:value-type="float">
            <text:p>888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9" calcext:value-type="float">
            <text:p>889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Suther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0" calcext:value-type="float">
            <text:p>890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yk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1" calcext:value-type="float">
            <text:p>89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2" calcext:value-type="float">
            <text:p>892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3" calcext:value-type="float">
            <text:p>893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4" calcext:value-type="float">
            <text:p>894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Tur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5" calcext:value-type="float">
            <text:p>895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6" calcext:value-type="float">
            <text:p>896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7" calcext:value-type="float">
            <text:p>897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8" calcext:value-type="float">
            <text:p>898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9" calcext:value-type="float">
            <text:p>899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900" calcext:value-type="float">
            <text:p>90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lliam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901" calcext:value-type="float">
            <text:p>901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<text:s/>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Keiron</text:p>
          </table:table-cell>
          <table:table-cell table:style-name="ce16" office:value-type="string" calcext:value-type="string">
            <text:p>Assiratt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Baldw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Belch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office:value-type="string" calcext:value-type="string">
            <text:p>Rhys</text:p>
          </table:table-cell>
          <table:table-cell office:value-type="string" calcext:value-type="string">
            <text:p>Carr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art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olem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Coop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Eli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Mason</text:p>
          </table:table-cell>
          <table:table-cell table:style-name="ce16" office:value-type="string" calcext:value-type="string">
            <text:p>Gra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Griff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Har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Max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n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Morgan-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Moriart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Navid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2" calcext:value-type="float">
            <text:p>107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3" calcext:value-type="float">
            <text:p>107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Plumtr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4" calcext:value-type="float">
            <text:p>1074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5" calcext:value-type="float">
            <text:p>1075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6" calcext:value-type="float">
            <text:p>1076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7" calcext:value-type="float">
            <text:p>1077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8" calcext:value-type="float">
            <text:p>1078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9" calcext:value-type="float">
            <text:p>1079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Reff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0" calcext:value-type="float">
            <text:p>108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1" calcext:value-type="float">
            <text:p>108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ger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2" calcext:value-type="float">
            <text:p>1082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Rowlan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3" calcext:value-type="float">
            <text:p>108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4" calcext:value-type="float">
            <text:p>1084</text:p>
          </table:table-cell>
          <table:table-cell table:style-name="ce16" office:value-type="string" calcext:value-type="string">
            <text:p>Nicky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5" calcext:value-type="float">
            <text:p>1085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6" calcext:value-type="float">
            <text:p>1086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7" calcext:value-type="float">
            <text:p>1087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8" calcext:value-type="float">
            <text:p>1088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9" calcext:value-type="float">
            <text:p>108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0" calcext:value-type="float">
            <text:p>1090</text:p>
          </table:table-cell>
          <table:table-cell office:value-type="string" calcext:value-type="string">
            <text:p>Freddie</text:p>
          </table:table-cell>
          <table:table-cell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1" calcext:value-type="float">
            <text:p>1091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2" calcext:value-type="float">
            <text:p>1092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3" calcext:value-type="float">
            <text:p>1093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4" calcext:value-type="float">
            <text:p>109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5" calcext:value-type="float">
            <text:p>1095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ebb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6" calcext:value-type="float">
            <text:p>1096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7" calcext:value-type="float">
            <text:p>1097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8" calcext:value-type="float">
            <text:p>1098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9" calcext:value-type="float">
            <text:p>1099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100" calcext:value-type="float">
            <text:p>1100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101" calcext:value-type="float">
            <text:p>1101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102" calcext:value-type="float">
            <text:p>1102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103" calcext:value-type="float">
            <text:p>1103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104" calcext:value-type="float">
            <text:p>1104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her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Bair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office:value-type="string" calcext:value-type="string">
            <text:p>Caolin</text:p>
          </table:table-cell>
          <table:table-cell office:value-type="string" calcext:value-type="string">
            <text:p>Blad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Ca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lark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Reggie</text:p>
          </table:table-cell>
          <table:table-cell table:style-name="ce16" office:value-type="string" calcext:value-type="string">
            <text:p>Corr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Costello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Jerry</text:p>
          </table:table-cell>
          <table:table-cell table:style-name="ce16" office:value-type="string" calcext:value-type="string">
            <text:p>Flann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Fo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office:value-type="string" calcext:value-type="string">
            <text:p>Ciaran</text:p>
          </table:table-cell>
          <table:table-cell office:value-type="string" calcext:value-type="string">
            <text:p>Fra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Kilcoy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Mad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Gus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McClosk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Mill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ordi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Calvin</text:p>
          </table:table-cell>
          <table:table-cell table:style-name="ce16" office:value-type="string" calcext:value-type="string">
            <text:p>Nas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O<text:span text:style-name="T1">'Brien</text:span>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O<text:span text:style-name="T1">'Brien</text:span>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9" calcext:value-type="float">
            <text:p>1269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0" calcext:value-type="float">
            <text:p>1270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1" calcext:value-type="float">
            <text:p>1271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2" calcext:value-type="float">
            <text:p>1272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3" calcext:value-type="float">
            <text:p>1273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4" calcext:value-type="float">
            <text:p>1274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5" calcext:value-type="float">
            <text:p>1275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6" calcext:value-type="float">
            <text:p>1276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Osbo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7" calcext:value-type="float">
            <text:p>1277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8" calcext:value-type="float">
            <text:p>1278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9" calcext:value-type="float">
            <text:p>1279</text:p>
          </table:table-cell>
          <table:table-cell office:value-type="string" calcext:value-type="string">
            <text:p>Cian</text:p>
          </table:table-cell>
          <table:table-cell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0" calcext:value-type="float">
            <text:p>1280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1" calcext:value-type="float">
            <text:p>1281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2" calcext:value-type="float">
            <text:p>128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3" calcext:value-type="float">
            <text:p>1283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4" calcext:value-type="float">
            <text:p>128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5" calcext:value-type="float">
            <text:p>128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6" calcext:value-type="float">
            <text:p>1286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7" calcext:value-type="float">
            <text:p>1287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8" calcext:value-type="float">
            <text:p>1288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9" calcext:value-type="float">
            <text:p>1289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0" calcext:value-type="float">
            <text:p>1290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imo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1" calcext:value-type="float">
            <text:p>1291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2" calcext:value-type="float">
            <text:p>1292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3" calcext:value-type="float">
            <text:p>1293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4" calcext:value-type="float">
            <text:p>1294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5" calcext:value-type="float">
            <text:p>1295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6" calcext:value-type="float">
            <text:p>129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97" calcext:value-type="float">
            <text:p>129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Kyran</text:p>
          </table:table-cell>
          <table:table-cell table:style-name="ce16" office:value-type="string" calcext:value-type="string">
            <text:p>Brack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Noah</text:p>
          </table:table-cell>
          <table:table-cell table:style-name="ce16" office:value-type="string" calcext:value-type="string">
            <text:p>Caluor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lark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Crof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ROU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Dingw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Ewel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Austin</text:p>
          </table:table-cell>
          <table:table-cell table:style-name="ce16" office:value-type="string" calcext:value-type="string">
            <text:p>Hea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office:value-type="string" calcext:value-type="string">
            <text:p>Emeka</text:p>
          </table:table-cell>
          <table:table-cell office:value-type="string" calcext:value-type="string">
            <text:p>Ilion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Marti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office:value-type="string" calcext:value-type="string">
            <text:p>Cadan</text:p>
          </table:table-cell>
          <table:table-cell office:value-type="string" calcext:value-type="string">
            <text:p>Mur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No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Ojomo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GH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Palm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Pepp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Reg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1" calcext:value-type="float">
            <text:p>1491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2" calcext:value-type="float">
            <text:p>1492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3" calcext:value-type="float">
            <text:p>1493</text:p>
          </table:table-cell>
          <table:table-cell office:value-type="string" calcext:value-type="string">
            <text:p>Bevan</text:p>
          </table:table-cell>
          <table:table-cell office:value-type="string" calcext:value-type="string">
            <text:p>Rod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4" calcext:value-type="float">
            <text:p>1494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5" calcext:value-type="float">
            <text:p>1495</text:p>
          </table:table-cell>
          <table:table-cell table:style-name="ce16" office:value-type="string" calcext:value-type="string">
            <text:p>Graham</text:p>
          </table:table-cell>
          <table:table-cell table:style-name="ce16" office:value-type="string" calcext:value-type="string">
            <text:p>Rowntre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6" calcext:value-type="float">
            <text:p>1496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7" calcext:value-type="float">
            <text:p>1497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8" calcext:value-type="float">
            <text:p>1498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9" calcext:value-type="float">
            <text:p>1499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0" calcext:value-type="float">
            <text:p>1500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1" calcext:value-type="float">
            <text:p>1501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2" calcext:value-type="float">
            <text:p>1502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PH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3" calcext:value-type="float">
            <text:p>1503</text:p>
          </table:table-cell>
          <table:table-cell office:value-type="string" calcext:value-type="string">
            <text:p>Ben </text:p>
          </table:table-cell>
          <table:table-cell office:value-type="string" calcext:value-type="string">
            <text:p>Spen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4" calcext:value-type="float">
            <text:p>150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Steve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5" calcext:value-type="float">
            <text:p>1505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6" calcext:value-type="float">
            <text:p>1506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7" calcext:value-type="float">
            <text:p>1507</text:p>
          </table:table-cell>
          <table:table-cell table:style-name="ce19" office:value-type="string" calcext:value-type="string">
            <text:p>Mathew</text:p>
          </table:table-cell>
          <table:table-cell table:style-name="ce19" office:value-type="string" calcext:value-type="string">
            <text:p>Tai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8" calcext:value-type="float">
            <text:p>15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9" calcext:value-type="float">
            <text:p>1509</text:p>
          </table:table-cell>
          <table:table-cell table:style-name="ce19" office:value-type="string" calcext:value-type="string">
            <text:p>Mike</text:p>
          </table:table-cell>
          <table:table-cell table:style-name="ce19" office:value-type="string" calcext:value-type="string">
            <text:p>Tind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0" calcext:value-type="float">
            <text:p>1510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1" calcext:value-type="float">
            <text:p>15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2" calcext:value-type="float">
            <text:p>151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CHN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3" calcext:value-type="float">
            <text:p>151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4" calcext:value-type="float">
            <text:p>151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5" calcext:value-type="float">
            <text:p>151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6" calcext:value-type="float">
            <text:p>151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7" calcext:value-type="float">
            <text:p>151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8" calcext:value-type="float">
            <text:p>1518</text:p>
          </table:table-cell>
          <table:table-cell table:style-name="ce16" office:value-type="string" calcext:value-type="string">
            <text:p>Julia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9" calcext:value-type="float">
            <text:p>1519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0" calcext:value-type="float">
            <text:p>152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1" calcext:value-type="float">
            <text:p>152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2" calcext:value-type="float">
            <text:p>152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3" calcext:value-type="float">
            <text:p>15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4" calcext:value-type="float">
            <text:p>152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5" calcext:value-type="float">
            <text:p>152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Big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ann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Niccol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itta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Da R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Del Fav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Dellap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Di Bartolome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Riccardo</text:p>
          </table:table-cell>
          <table:table-cell office:value-type="string" calcext:value-type="string">
            <text:p>Favrett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Festucci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Fische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Fuser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Geldenhuys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1" calcext:value-type="float">
            <text:p>1631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Go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2" calcext:value-type="float">
            <text:p>1632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3" calcext:value-type="float">
            <text:p>1633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Izekor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4" calcext:value-type="float">
            <text:p>1634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5" calcext:value-type="float">
            <text:p>1635</text:p>
          </table:table-cell>
          <table:table-cell office:value-type="string" calcext:value-type="string">
            <text:p>Dino</text:p>
          </table:table-cell>
          <table:table-cell office:value-type="string" calcext:value-type="string">
            <text:p>Lamb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6" calcext:value-type="float">
            <text:p>1636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7" calcext:value-type="float">
            <text:p>1637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vo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8" calcext:value-type="float">
            <text:p>1638</text:p>
          </table:table-cell>
          <table:table-cell office:value-type="string" calcext:value-type="string">
            <text:p>Gianmarco</text:p>
          </table:table-cell>
          <table:table-cell office:value-type="string" calcext:value-type="string">
            <text:p>Lucche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9" calcext:value-type="float">
            <text:p>1639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Lynagh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0" calcext:value-type="float">
            <text:p>1640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Mari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1" calcext:value-type="float">
            <text:p>1641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2" calcext:value-type="float">
            <text:p>164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3" calcext:value-type="float">
            <text:p>1643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4" calcext:value-type="float">
            <text:p>1644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Mor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5" calcext:value-type="float">
            <text:p>1645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6" calcext:value-type="float">
            <text:p>1646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Nicot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7" calcext:value-type="float">
            <text:p>1647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Odogwu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8" calcext:value-type="float">
            <text:p>1648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9" calcext:value-type="float">
            <text:p>1649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Opoku-Gyamf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GH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0" calcext:value-type="float">
            <text:p>1650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Orqu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1" calcext:value-type="float">
            <text:p>1651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Padov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2" calcext:value-type="float">
            <text:p>165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age-Re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3" calcext:value-type="float">
            <text:p>1653</text:p>
          </table:table-cell>
          <table:table-cell office:value-type="string" calcext:value-type="string">
            <text:p>Guglielmo</text:p>
          </table:table-cell>
          <table:table-cell office:value-type="string" calcext:value-type="string">
            <text:p>Palazz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4" calcext:value-type="float">
            <text:p>1654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P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5" calcext:value-type="float">
            <text:p>165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6" calcext:value-type="float">
            <text:p>165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7" calcext:value-type="float">
            <text:p>1657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Riccio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8" calcext:value-type="float">
            <text:p>1658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9" calcext:value-type="float">
            <text:p>1659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Spagno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0" calcext:value-type="float">
            <text:p>1660</text:p>
          </table:table-cell>
          <table:table-cell office:value-type="string" calcext:value-type="string">
            <text:p>Braam</text:p>
          </table:table-cell>
          <table:table-cell office:value-type="string" calcext:value-type="string">
            <text:p>Stey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1" calcext:value-type="float">
            <text:p>166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ROU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2" calcext:value-type="float">
            <text:p>1662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3" calcext:value-type="float">
            <text:p>1663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4" calcext:value-type="float">
            <text:p>1664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Varney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5" calcext:value-type="float">
            <text:p>1665</text:p>
          </table:table-cell>
          <table:table-cell office:value-type="string" calcext:value-type="string">
            <text:p>Giovanbattista</text:p>
          </table:table-cell>
          <table:table-cell office:value-type="string" calcext:value-type="string">
            <text:p>Vendi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6" calcext:value-type="float">
            <text:p>1666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Vintcent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7" calcext:value-type="float">
            <text:p>1667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Zamboni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8" calcext:value-type="float">
            <text:p>166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9" calcext:value-type="float">
            <text:p>1669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Zuli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nitez-Cru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iz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Cin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orde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Coria Marchet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Delguy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Garci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Gonzal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onzalez Amorosi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onzalez Iglesi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rondo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Isg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eza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8" calcext:value-type="float">
            <text:p>88</text:p>
          </table:table-cell>
          <table:table-cell table:number-columns-repeated="2" table:style-name="ce14" office:value-type="float" office:value="26" calcext:value-type="float">
            <text:p>2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5" calcext:value-type="float">
            <text:p>1745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6" calcext:value-type="float">
            <text:p>1746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7" calcext:value-type="float">
            <text:p>1747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Medra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8" calcext:value-type="float">
            <text:p>1748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Moli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9" calcext:value-type="float">
            <text:p>1749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1" calcext:value-type="float">
            <text:p>1751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Moya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2" calcext:value-type="float">
            <text:p>175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oguer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3" calcext:value-type="float">
            <text:p>175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Orlan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4" calcext:value-type="float">
            <text:p>1754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Ortega Desi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5" calcext:value-type="float">
            <text:p>1755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Ovie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6" calcext:value-type="float">
            <text:p>175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57" calcext:value-type="float">
            <text:p>1757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Piccar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8" calcext:value-type="float">
            <text:p>1758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9" calcext:value-type="float">
            <text:p>1759</text:p>
          </table:table-cell>
          <table:table-cell office:value-type="string" calcext:value-type="string">
            <text:p>Geronimo</text:p>
          </table:table-cell>
          <table:table-cell office:value-type="string" calcext:value-type="string">
            <text:p>Prisciantel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61" calcext:value-type="float">
            <text:p>1761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2" calcext:value-type="float">
            <text:p>1762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3" calcext:value-type="float">
            <text:p>1763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Rubio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4" calcext:value-type="float">
            <text:p>1764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Rui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5" calcext:value-type="float">
            <text:p>1765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6" calcext:value-type="float">
            <text:p>176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7" calcext:value-type="float">
            <text:p>1767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8" calcext:value-type="float">
            <text:p>1768</text:p>
          </table:table-cell>
          <table:table-cell office:value-type="string" calcext:value-type="string">
            <text:p>Nahuel</text:p>
          </table:table-cell>
          <table:table-cell office:value-type="string" calcext:value-type="string">
            <text:p>Tetaz Chapar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9" calcext:value-type="float">
            <text:p>1769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70" calcext:value-type="float">
            <text:p>1770</text:p>
          </table:table-cell>
          <table:table-cell office:value-type="string" calcext:value-type="string">
            <text:p>Mayco</text:p>
          </table:table-cell>
          <table:table-cell office:value-type="string" calcext:value-type="string">
            <text:p>Viv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8" calcext:value-type="float">
            <text:p>1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71" calcext:value-type="float">
            <text:p>1771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Wenger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Armstrong-Ravu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Basel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Elia</text:p>
          </table:table-cell>
          <table:table-cell office:value-type="string" calcext:value-type="string">
            <text:p>Canakaiv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Dog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office:value-type="string" calcext:value-type="string">
            <text:p>Haereiti</text:p>
          </table:table-cell>
          <table:table-cell office:value-type="string" calcext:value-type="string">
            <text:p>Hetet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yt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Ikaniver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office:value-type="string" calcext:value-type="string">
            <text:p>Vuate</text:p>
          </table:table-cell>
          <table:table-cell office:value-type="string" calcext:value-type="string">
            <text:p>Karaw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Simione</text:p>
          </table:table-cell>
          <table:table-cell office:value-type="string" calcext:value-type="string">
            <text:p>Kuruvol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Ponipate</text:p>
          </table:table-cell>
          <table:table-cell office:value-type="string" calcext:value-type="string">
            <text:p>Loganim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Iosefo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Eroni</text:p>
          </table:table-cell>
          <table:table-cell office:value-type="string" calcext:value-type="string">
            <text:p>Maw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Temo</text:p>
          </table:table-cell>
          <table:table-cell office:value-type="string" calcext:value-type="string">
            <text:p>Mayanavanu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table:style-name="ce16" office:value-type="string" calcext:value-type="string">
            <text:p>Kini</text:p>
          </table:table-cell>
          <table:table-cell office:value-type="string" calcext:value-type="string">
            <text:p>Murimur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Motikai</text:p>
          </table:table-cell>
          <table:table-cell office:value-type="string" calcext:value-type="string">
            <text:p>Murray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office:value-type="string" calcext:value-type="string">
            <text:p>Isoa</text:p>
          </table:table-cell>
          <table:table-cell office:value-type="string" calcext:value-type="string">
            <text:p>Nasilasi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4" calcext:value-type="float">
            <text:p>1844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5" calcext:value-type="float">
            <text:p>1845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6" calcext:value-type="float">
            <text:p>1846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7" calcext:value-type="float">
            <text:p>1847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8" calcext:value-type="float">
            <text:p>1848</text:p>
          </table:table-cell>
          <table:table-cell office:value-type="string" calcext:value-type="string">
            <text:p>Kalaveti</text:p>
          </table:table-cell>
          <table:table-cell office:value-type="string" calcext:value-type="string">
            <text:p>Ravouvo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9" calcext:value-type="float">
            <text:p>1849</text:p>
          </table:table-cell>
          <table:table-cell office:value-type="string" calcext:value-type="string">
            <text:p>Selestino</text:p>
          </table:table-cell>
          <table:table-cell office:value-type="string" calcext:value-type="string">
            <text:p>Ravutaumad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0" calcext:value-type="float">
            <text:p>1850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1" calcext:value-type="float">
            <text:p>1851</text:p>
          </table:table-cell>
          <table:table-cell office:value-type="string" calcext:value-type="string">
            <text:p>Salesi</text:p>
          </table:table-cell>
          <table:table-cell office:value-type="string" calcext:value-type="string">
            <text:p>Ray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2" calcext:value-type="float">
            <text:p>1852</text:p>
          </table:table-cell>
          <table:table-cell office:value-type="string" calcext:value-type="string">
            <text:p>Kitione</text:p>
          </table:table-cell>
          <table:table-cell office:value-type="string" calcext:value-type="string">
            <text:p>Sal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3" calcext:value-type="float">
            <text:p>185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4" calcext:value-type="float">
            <text:p>185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5" calcext:value-type="float">
            <text:p>185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6" calcext:value-type="float">
            <text:p>1856</text:p>
          </table:table-cell>
          <table:table-cell office:value-type="string" calcext:value-type="string">
            <text:p>Pita-Gus</text:p>
          </table:table-cell>
          <table:table-cell office:value-type="string" calcext:value-type="string">
            <text:p>Sowaku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7" calcext:value-type="float">
            <text:p>185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8" calcext:value-type="float">
            <text:p>1858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9" calcext:value-type="float">
            <text:p>1859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Tawak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0" calcext:value-type="float">
            <text:p>1860</text:p>
          </table:table-cell>
          <table:table-cell office:value-type="string" calcext:value-type="string">
            <text:p>Zuriel</text:p>
          </table:table-cell>
          <table:table-cell office:value-type="string" calcext:value-type="string">
            <text:p>Togiat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1" calcext:value-type="float">
            <text:p>1861</text:p>
          </table:table-cell>
          <table:table-cell office:value-type="string" calcext:value-type="string">
            <text:p>Talemaitoga</text:p>
          </table:table-cell>
          <table:table-cell office:value-type="string" calcext:value-type="string">
            <text:p>Tuapat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2" calcext:value-type="float">
            <text:p>1862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3" calcext:value-type="float">
            <text:p>1863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4" calcext:value-type="float">
            <text:p>1864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5" calcext:value-type="float">
            <text:p>1865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Vocevoc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6" calcext:value-type="float">
            <text:p>186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olavo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7" calcext:value-type="float">
            <text:p>1867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8" calcext:value-type="float">
            <text:p>1868</text:p>
          </table:table-cell>
          <table:table-cell office:value-type="string" calcext:value-type="string">
            <text:p>Etonia</text:p>
          </table:table-cell>
          <table:table-cell office:value-type="string" calcext:value-type="string">
            <text:p>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9" calcext:value-type="float">
            <text:p>1869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70" calcext:value-type="float">
            <text:p>187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y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71" calcext:value-type="float">
            <text:p>1871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Alainu<text:span text:style-name="T1">'ues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1" calcext:value-type="float">
            <text:p>9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table:number-columns-repeated="2" office:value-type="string" calcext:value-type="string">
            <text:p>Lalomi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2"/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office:value-type="string" calcext:value-type="string">
            <text:p>Titi</text:p>
          </table:table-cell>
          <table:table-cell office:value-type="string" calcext:value-type="string">
            <text:p>Lamosite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office:value-type="string" calcext:value-type="string">
            <text:p>Sama</text:p>
          </table:table-cell>
          <table:table-cell office:value-type="string" calcext:value-type="string">
            <text:p>Malo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27" calcext:value-type="float">
            <text:p>127</text:p>
          </table:table-cell>
          <table:table-cell table:number-columns-repeated="2"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mua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4" calcext:value-type="float">
            <text:p>34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McFarland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Paia<text:span text:style-name="T1">'au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Papali'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aleni</text:p>
          </table:table-cell>
          <table:table-cell office:value-type="string" calcext:value-type="string">
            <text:p>Seu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09" calcext:value-type="float">
            <text:p>10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8" calcext:value-type="float">
            <text:p>1928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9" calcext:value-type="float">
            <text:p>1929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0" calcext:value-type="float">
            <text:p>1930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1" calcext:value-type="float">
            <text:p>1931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2" calcext:value-type="float">
            <text:p>1932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Taumatein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3" calcext:value-type="float">
            <text:p>193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4" calcext:value-type="float">
            <text:p>193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5" calcext:value-type="float">
            <text:p>193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6" calcext:value-type="float">
            <text:p>1936</text:p>
          </table:table-cell>
          <table:table-cell office:value-type="string" calcext:value-type="string">
            <text:p>Tietie</text:p>
          </table:table-cell>
          <table:table-cell office:value-type="string" calcext:value-type="string">
            <text:p>Tuimau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7" calcext:value-type="float">
            <text:p>1937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Tuita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2"/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8" calcext:value-type="float">
            <text:p>1938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9" calcext:value-type="float">
            <text:p>193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office:value-type="string" calcext:value-type="string">
            <text:p>Vaea</text:p>
          </table:table-cell>
          <table:table-cell office:value-type="string" calcext:value-type="string">
            <text:p>Fifita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8" calcext:value-type="float">
            <text:p>88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office:value-type="string" calcext:value-type="string">
            <text:p>Siegfried</text:p>
          </table:table-cell>
          <table:table-cell office:value-type="string" calcext:value-type="string">
            <text:p>Fisi<text:span text:style-name="T1">'ihoi</text:span>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office:value-type="string" calcext:value-type="string">
            <text:p>Tanginoa</text:p>
          </table:table-cell>
          <table:table-cell office:value-type="string" calcext:value-type="string">
            <text:p>Halaifonu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Inisi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olomone</text:p>
          </table:table-cell>
          <table:table-cell office:value-type="string" calcext:value-type="string">
            <text:p>Kata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oli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etuli</text:p>
          </table:table-cell>
          <table:table-cell office:value-type="string" calcext:value-type="string">
            <text:p>Pae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6" calcext:value-type="float">
            <text:p>86</text:p>
          </table:table-cell>
          <table:table-cell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Pellegrini</text:p>
          </table:table-cell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ugustine</text:p>
          </table:table-cell>
          <table:table-cell office:value-type="string" calcext:value-type="string">
            <text:p>Pulu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5" calcext:value-type="float">
            <text:p>115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Dearns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Hayate</text:p>
          </table:table-cell>
          <table:table-cell office:value-type="string" calcext:value-type="string">
            <text:p>E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Greene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3" calcext:value-type="float">
            <text:p>103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Gunter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Kippei</text:p>
          </table:table-cell>
          <table:table-cell office:value-type="string" calcext:value-type="string">
            <text:p>Ishid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KOR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iley</text:p>
          </table:table-cell>
          <table:table-cell office:value-type="float" office:value="83" calcext:value-type="float">
            <text:p>83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Merkler</text:p>
          </table:table-cell>
          <table:table-cell office:value-type="float" office:value="161" calcext:value-type="float">
            <text:p>161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P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 table:number-rows-repeated="1047263">
          <table:table-cell table:number-columns-repeated="264"/>
          <table:table-cell table:style-name="Default" table:number-columns-repeated="16120"/>
        </table:table-row>
        <table:table-row table:style-name="ro1">
          <table:table-cell table:number-columns-repeated="264"/>
          <table:table-cell table:style-name="Default" table:number-columns-repeated="16120"/>
        </table:table-row>
      </table:table>
      <table:named-expressions/>
      <table:database-ranges>
        <table:database-range table:name="__Anonymous_Sheet_DB__0" table:target-range-address="Feuille1.B1241:Feuille1.Q126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 style:data-style-name="N2" text:time-value="16:12:19.32677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6-02-05T16:13:41.941058100</dc:date>
    <meta:editing-cycles>445</meta:editing-cycles>
    <meta:editing-duration>P30DT12H3M4S</meta:editing-duration>
    <meta:generator>LibreOffice/25.2.7.2$Windows_X86_64 LibreOffice_project/5cbfd1ab6520636bb5f7b99185aa69bd7456825d</meta:generator>
    <meta:document-statistic meta:table-count="1" meta:cell-count="16225" meta:object-count="0"/>
  </office:meta>
</office:document-meta>
</file>